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use-window-font-color="true" fo:font-size="15pt" style:font-size-asian="15pt" style:font-size-complex="15pt"/>
    </style:style>
    <style:style style:name="P33" style:parent-style-name="Standard" style:family="paragraph">
      <style:paragraph-properties fo:text-align="justify" fo:margin-bottom="0.0395in"/>
    </style:style>
    <style:style style:name="P34" style:parent-style-name="Standard" style:family="paragraph">
      <style:paragraph-properties fo:text-align="justify" fo:margin-bottom="0.0395in"/>
    </style:style>
    <style:style style:name="P35" style:parent-style-name="Standard" style:family="paragraph">
      <style:paragraph-properties fo:text-align="justify" fo:margin-bottom="0.0395in"/>
      <style:text-properties style:font-name="OpenSymbol" style:font-name-asian="OpenSymbol" style:font-name-complex="OpenSymbol"/>
    </style:style>
    <style:style style:name="TableColumn37" style:family="table-column">
      <style:table-column-properties style:column-width="1.7312in" style:use-optimal-column-width="false"/>
    </style:style>
    <style:style style:name="TableColumn38" style:family="table-column">
      <style:table-column-properties style:column-width="1.7312in" style:use-optimal-column-width="false"/>
    </style:style>
    <style:style style:name="TableColumn39" style:family="table-column">
      <style:table-column-properties style:column-width="0.8652in" style:use-optimal-column-width="false"/>
    </style:style>
    <style:style style:name="TableColumn40" style:family="table-column">
      <style:table-column-properties style:column-width="0.8659in" style:use-optimal-column-width="false"/>
    </style:style>
    <style:style style:name="TableColumn41" style:family="table-column">
      <style:table-column-properties style:column-width="0.8652in" style:use-optimal-column-width="false"/>
    </style:style>
    <style:style style:name="TableColumn42" style:family="table-column">
      <style:table-column-properties style:column-width="0.8659in" style:use-optimal-column-width="false"/>
    </style:style>
    <style:style style:name="Table36" style:family="table">
      <style:table-properties style:width="6.925in" fo:margin-left="-0.009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Standard" style:family="paragraph">
      <style:paragraph-properties fo:text-align="center" fo:margin-bottom="0.0395in"/>
      <style:text-properties fo:background-color="#CCCCCC"/>
    </style:style>
    <style:style style:name="P51" style:parent-style-name="Standard" style:family="paragraph">
      <style:paragraph-properties fo:text-align="center" fo:margin-bottom="0.0395in"/>
      <style:text-properties fo:background-color="#CCCCCC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justify" fo:margin-bottom="0.0395in"/>
      <style:text-properties fo:background-color="#CCCCCC"/>
    </style:style>
    <style:style style:name="P54" style:parent-style-name="Standard" style:family="paragraph">
      <style:paragraph-properties fo:text-align="justify" fo:margin-bottom="0.0395in"/>
      <style:text-properties fo:background-color="#CCCCCC"/>
    </style:style>
    <style:style style:name="P55" style:parent-style-name="Standard" style:family="paragraph">
      <style:paragraph-properties fo:text-align="justify" fo:margin-bottom="0.0395in"/>
      <style:text-properties fo:background-color="#CCCCCC"/>
    </style:style>
    <style:style style:name="P56" style:parent-style-name="Standard" style:family="paragraph">
      <style:paragraph-properties fo:text-align="justify" fo:margin-bottom="0.0395in"/>
      <style:text-properties fo:background-color="#CCCCCC"/>
    </style:style>
    <style:style style:name="P57" style:parent-style-name="Standard" style:family="paragraph">
      <style:paragraph-properties fo:text-align="justify" fo:margin-bottom="0.0395in"/>
      <style:text-properties fo:background-color="#CCCCCC"/>
    </style:style>
    <style:style style:name="P58" style:parent-style-name="Standard" style:family="paragraph">
      <style:paragraph-properties fo:text-align="justify" fo:margin-bottom="0.0395in"/>
      <style:text-properties fo:background-color="#CCCCCC"/>
    </style:style>
    <style:style style:name="P59" style:parent-style-name="Standard" style:family="paragraph">
      <style:paragraph-properties fo:text-align="justify" fo:margin-bottom="0.0395in"/>
      <style:text-properties fo:background-color="#CCCCCC"/>
    </style:style>
    <style:style style:name="P60" style:parent-style-name="Standard" style:family="paragraph">
      <style:paragraph-properties fo:text-align="justify" fo:margin-bottom="0.0395in"/>
      <style:text-properties fo:background-color="#CCCCCC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center" fo:margin-bottom="0.0395in"/>
      <style:text-properties style:font-name="OpenSymbol" style:font-name-asian="OpenSymbol" style:font-name-complex="OpenSymbol" fo:font-size="18pt" style:font-size-asian="18pt" style:font-size-complex="18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center" fo:margin-bottom="0.0395in"/>
    </style:style>
    <style:style style:name="T87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center" fo:margin-bottom="0.0395in"/>
    </style:style>
    <style:style style:name="T95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P192" style:parent-style-name="Standard" style:family="paragraph">
      <style:paragraph-properties fo:text-align="justify" fo:margin-bottom="0.0395in"/>
    </style:style>
    <style:style style:name="TableColumn194" style:family="table-column">
      <style:table-column-properties style:column-width="5.9506in" style:use-optimal-column-width="false"/>
    </style:style>
    <style:style style:name="TableColumn195" style:family="table-column">
      <style:table-column-properties style:column-width="0.9743in" style:use-optimal-column-width="false"/>
    </style:style>
    <style:style style:name="Table193" style:family="table">
      <style:table-properties style:width="6.925in" fo:margin-left="-0.009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99" style:parent-style-name="TableContents" style:family="paragraph">
      <style:paragraph-properties fo:text-align="center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center" fo:margin-bottom="0.0395in"/>
    </style:style>
    <style:style style:name="T213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center" fo:margin-bottom="0.0395in"/>
    </style:style>
    <style:style style:name="T219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center" fo:margin-bottom="0.0395in"/>
    </style:style>
    <style:style style:name="T228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Standard" style:family="paragraph">
      <style:paragraph-properties fo:text-align="center" fo:margin-bottom="0.0395in"/>
    </style:style>
    <style:style style:name="T234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fo:text-align="center" fo:margin-bottom="0.0395in"/>
    </style:style>
    <style:style style:name="T240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Standard" style:family="paragraph">
      <style:paragraph-properties fo:text-align="center" fo:margin-bottom="0.0395in"/>
    </style:style>
    <style:style style:name="T246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Standard" style:family="paragraph">
      <style:paragraph-properties fo:text-align="center" fo:margin-bottom="0.0395in"/>
      <style:text-properties style:font-name="OpenSymbol" style:font-name-asian="OpenSymbol" style:font-name-complex="OpenSymbol" fo:font-size="18pt" style:font-size-asian="18pt" style:font-size-complex="1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center" fo:margin-bottom="0.0395in"/>
    </style:style>
    <style:style style:name="T260" style:parent-style-name="DefaultParagraphFont" style:family="text">
      <style:text-properties style:font-name="Symbol" style:font-name-asian="Symbol" style:font-name-complex="Symbol" fo:font-size="18pt" style:font-size-asian="18pt" style:font-size-complex="1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</style:style>
    <style:style style:name="T272" style:parent-style-name="DefaultParagraphFont" style:family="text">
      <style:text-properties fo:background-color="#CCCCCC"/>
    </style:style>
    <style:style style:name="T273" style:parent-style-name="DefaultParagraphFont" style:family="text">
      <style:text-properties fo:background-color="#CCCCCC"/>
    </style:style>
    <style:style style:name="T274" style:parent-style-name="DefaultParagraphFont" style:family="text">
      <style:text-properties fo:background-color="#CCCCCC"/>
    </style:style>
    <style:style style:name="P275" style:parent-style-name="TableContents" style:family="paragraph">
      <style:paragraph-properties fo:text-align="justify"/>
      <style:text-properties fo:background-color="#CCCCCC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</style:style>
    <style:style style:name="T291" style:parent-style-name="DefaultParagraphFont" style:family="text">
      <style:text-properties fo:background-color="#CCCCCC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P299" style:parent-style-name="Standard" style:family="paragraph">
      <style:paragraph-properties fo:text-align="justify" fo:margin-bottom="0.0395in"/>
    </style:style>
    <style:style style:name="P300" style:parent-style-name="Standard" style:family="paragraph">
      <style:paragraph-properties fo:text-align="justify" fo:margin-bottom="0.0395in"/>
    </style:style>
    <style:style style:name="P301" style:parent-style-name="Standard" style:family="paragraph">
      <style:paragraph-properties fo:text-align="justify" fo:margin-bottom="0.0395in"/>
    </style:style>
    <style:style style:name="TableColumn303" style:family="table-column">
      <style:table-column-properties style:column-width="1.1277in" style:use-optimal-column-width="false"/>
    </style:style>
    <style:style style:name="TableColumn304" style:family="table-column">
      <style:table-column-properties style:column-width="0.0618in" style:use-optimal-column-width="false"/>
    </style:style>
    <style:style style:name="TableColumn305" style:family="table-column">
      <style:table-column-properties style:column-width="1.1034in" style:use-optimal-column-width="false"/>
    </style:style>
    <style:style style:name="TableColumn306" style:family="table-column">
      <style:table-column-properties style:column-width="0.0861in" style:use-optimal-column-width="false"/>
    </style:style>
    <style:style style:name="TableColumn307" style:family="table-column">
      <style:table-column-properties style:column-width="1.1909in" style:use-optimal-column-width="false"/>
    </style:style>
    <style:style style:name="Table302" style:family="table">
      <style:table-properties style:width="3.5701in" fo:margin-left="0in" table:align="center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1" style:parent-style-name="Normal" style:family="paragraph">
      <style:text-properties text:display="none"/>
    </style:style>
    <style:style style:name="TableColumn443" style:family="table-column">
      <style:table-column-properties style:column-width="1.1895in" style:use-optimal-column-width="false"/>
    </style:style>
    <style:style style:name="TableColumn444" style:family="table-column">
      <style:table-column-properties style:column-width="1.1895in" style:use-optimal-column-width="false"/>
    </style:style>
    <style:style style:name="TableColumn445" style:family="table-column">
      <style:table-column-properties style:column-width="1.1909in" style:use-optimal-column-width="false"/>
    </style:style>
    <style:style style:name="Table442" style:family="table">
      <style:table-properties style:width="3.5701in" fo:margin-left="0in" table:align="center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84" style:parent-style-name="Standard" style:family="paragraph">
      <style:paragraph-properties fo:text-align="justify" fo:margin-bottom="0.0395in"/>
    </style:style>
    <style:style style:name="P485" style:parent-style-name="Standard" style:family="paragraph">
      <style:paragraph-properties fo:text-align="justify" fo:margin-bottom="0.0395in"/>
    </style:style>
    <style:style style:name="P486" style:parent-style-name="Standard" style:family="paragraph">
      <style:paragraph-properties fo:text-align="justify" fo:margin-bottom="0.0395in"/>
      <style:text-properties fo:background-color="#CCCCCC"/>
    </style:style>
    <style:style style:name="P487" style:parent-style-name="Textbody" style:family="paragraph">
      <style:paragraph-properties fo:break-before="page"/>
    </style:style>
    <style:style style:name="P488" style:parent-style-name="Textbody" style:family="paragraph">
      <style:text-properties fo:background-color="#CCCCCC"/>
    </style:style>
    <style:style style:name="TableColumn490" style:family="table-column">
      <style:table-column-properties style:column-width="6.925in" style:use-optimal-column-width="false"/>
    </style:style>
    <style:style style:name="Table489" style:family="table">
      <style:table-properties style:width="6.925in" fo:margin-left="-0.009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</style:style>
    <style:style style:name="P503" style:parent-style-name="TableContents" style:family="paragraph">
      <style:paragraph-properties fo:text-align="justify"/>
    </style:style>
    <style:style style:name="P504" style:parent-style-name="TableContents" style:family="paragraph">
      <style:paragraph-properties fo:text-align="justify"/>
    </style:style>
    <style:style style:name="P505" style:parent-style-name="TableContents" style:family="paragraph">
      <style:paragraph-properties fo:text-align="justify"/>
    </style:style>
    <style:style style:name="P506" style:parent-style-name="TableContents" style:family="paragraph">
      <style:paragraph-properties fo:text-align="justify"/>
    </style:style>
    <style:style style:name="P507" style:parent-style-name="TableContents" style:family="paragraph">
      <style:paragraph-properties fo:text-align="justify"/>
    </style:style>
    <style:style style:name="P508" style:parent-style-name="Standard" style:family="paragraph">
      <style:paragraph-properties fo:text-align="justify"/>
    </style:style>
    <style:style style:name="P509" style:parent-style-name="Standard" style:family="paragraph">
      <style:paragraph-properties fo:text-align="justify"/>
    </style:style>
    <style:style style:name="TableColumn511" style:family="table-column">
      <style:table-column-properties style:column-width="6.925in" style:use-optimal-column-width="false"/>
    </style:style>
    <style:style style:name="Table510" style:family="table">
      <style:table-properties style:width="6.925in" fo:margin-left="-0.009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justify"/>
    </style:style>
    <style:style style:name="P524" style:parent-style-name="TableContents" style:family="paragraph">
      <style:paragraph-properties fo:text-align="justify"/>
    </style:style>
    <style:style style:name="P525" style:parent-style-name="TableContents" style:family="paragraph">
      <style:paragraph-properties fo:text-align="justify"/>
    </style:style>
    <style:style style:name="P526" style:parent-style-name="TableContents" style:family="paragraph">
      <style:paragraph-properties fo:text-align="justify"/>
    </style:style>
    <style:style style:name="P527" style:parent-style-name="TableContents" style:family="paragraph">
      <style:paragraph-properties fo:text-align="justify"/>
    </style:style>
    <style:style style:name="P528" style:parent-style-name="TableContents" style:family="paragraph">
      <style:paragraph-properties fo:text-align="justify"/>
    </style:style>
    <style:style style:name="P529" style:parent-style-name="Standard" style:family="paragraph">
      <style:paragraph-properties fo:text-align="justify"/>
    </style:style>
    <style:style style:name="P530" style:parent-style-name="Standard" style:family="paragraph">
      <style:paragraph-properties fo:text-align="justify"/>
    </style:style>
    <style:style style:name="TableColumn532" style:family="table-column">
      <style:table-column-properties style:column-width="6.925in" style:use-optimal-column-width="false"/>
    </style:style>
    <style:style style:name="Table531" style:family="table">
      <style:table-properties style:width="6.925in" fo:margin-left="-0.009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</style:style>
    <style:style style:name="P545" style:parent-style-name="TableContents" style:family="paragraph">
      <style:paragraph-properties fo:text-align="justify"/>
    </style:style>
    <style:style style:name="P546" style:parent-style-name="TableContents" style:family="paragraph">
      <style:paragraph-properties fo:text-align="justify"/>
    </style:style>
    <style:style style:name="P547" style:parent-style-name="TableContents" style:family="paragraph">
      <style:paragraph-properties fo:text-align="justify"/>
    </style:style>
    <style:style style:name="P548" style:parent-style-name="TableContents" style:family="paragraph">
      <style:paragraph-properties fo:text-align="justify"/>
    </style:style>
    <style:style style:name="P549" style:parent-style-name="TableContents" style:family="paragraph">
      <style:paragraph-properties fo:text-align="justify"/>
    </style:style>
    <style:style style:name="P550" style:parent-style-name="Standard" style:family="paragraph">
      <style:paragraph-properties fo:text-align="justify"/>
    </style:style>
    <style:style style:name="P551" style:parent-style-name="Standard" style:family="paragraph">
      <style:paragraph-properties fo:text-align="justify"/>
    </style:style>
  </office:automatic-styles>
  <office:body>
    <office:text text:use-soft-page-breaks="true">
      <text:p text:style-name="P1"><text:bookmark-start text:name="__RefHeading__857_2006459704"/>Solicitud de servicio para la Línea de Prototipado en el Laboratorio de Fotónica<text:bookmark-end text:name="__RefHeading__857_2006459704"/></text:p>
      <text:p text:style-name="P33"/>
      <text:p text:style-name="P34">Según el protocolo establecido en los Términos de Referencia de la Línea de Prototipado, a<text:s/>continuación se presenta la información que debe entregar la Unidad Solicitante para realizar el servicio, mediante correo electrónico.</text:p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>
            <text:p text:style-name="P45">Proyecto</text:p>
          </table:table-cell>
          <table:covered-table-cell/>
          <table:table-cell table:style-name="TableCell46" table:number-columns-spanned="4">
            <text:p text:style-name="P47">Descripción física del circuito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endit11713</text:p>
            <text:p text:style-name="P51">Unidad controlador de atenuadores y aisladores</text:p>
          </table:table-cell>
          <table:covered-table-cell/>
          <table:table-cell table:style-name="TableCell52" table:number-columns-spanned="4">
            <text:p text:style-name="P53">Tarjetas PCB que constituyen el dispositivo Cendit117113. Formado por 7 tarjetas PCB.</text:p>
            <text:list text:style-name="LFO1" text:continue-numbering="true">
              <text:list-item>
                <text:p text:style-name="P54">Tarjeta para expansor de puertos Viking</text:p>
              </text:list-item>
              <text:list-item>
                <text:p text:style-name="P55">Tarjeta para expansor de puertos bus GPIB</text:p>
              </text:list-item>
              <text:list-item>
                <text:p text:style-name="P56">Tarjeta regulador reductor +3.3V</text:p>
              </text:list-item>
              <text:list-item>
                <text:p text:style-name="P57">Tarjeta regulador reductor +5.0V</text:p>
              </text:list-item>
              <text:list-item>
                <text:p text:style-name="P58">Tarjeta madre (Primera version)</text:p>
              </text:list-item>
              <text:list-item>
                <text:p text:style-name="P59">Tarjeta madre (Versión reducida)</text:p>
              </text:list-item>
              <text:list-item>
                <text:p text:style-name="P60">Tarjeta madre (Todo en uno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2">
            <text:p text:style-name="P63">Requerimientos</text:p>
          </table:table-cell>
          <table:covered-table-cell/>
          <table:table-cell table:style-name="TableCell64" table:number-columns-spanned="2">
            <text:p text:style-name="P65">SI</text:p>
          </table:table-cell>
          <table:covered-table-cell/>
          <table:table-cell table:style-name="TableCell66" table:number-columns-spanned="2">
            <text:p text:style-name="P67">NO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Planos con dimensiones del<text:s/>circuito a construir</text:p>
          </table:table-cell>
          <table:covered-table-cell/>
          <table:table-cell table:style-name="TableCell71" table:number-columns-spanned="2">
            <text:p text:style-name="P72"/>
          </table:table-cell>
          <table:covered-table-cell/>
          <table:table-cell table:style-name="TableCell73" table:number-columns-spanned="2">
            <text:p text:style-name="P74"/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Esquemático impreso a escala 1:1 (Físico)</text:p>
          </table:table-cell>
          <table:covered-table-cell/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>X</text:p>
          </table:table-cell>
          <table:covered-table-cell/>
        </table:table-row>
        <table:table-row table:style-name="TableRow82">
          <table:table-cell table:style-name="TableCell83" table:number-columns-spanned="2">
            <text:p text:style-name="P84">Esquemático impreso a escala 1:1 (digital formato PDF)</text:p>
          </table:table-cell>
          <table:covered-table-cell/>
          <table:table-cell table:style-name="TableCell85" table:number-columns-spanned="2">
            <text:p text:style-name="P86"><text:span text:style-name="T87"></text:span></text:p>
          </table:table-cell>
          <table:covered-table-cell/>
          <table:table-cell table:style-name="TableCell88" table:number-columns-spanned="2">
            <text:p text:style-name="P89"/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Archivo del circuito impreso en digital (Archivo gerber)</text:p>
          </table:table-cell>
          <table:covered-table-cell/>
          <table:table-cell table:style-name="TableCell93" table:number-columns-spanned="2">
            <text:p text:style-name="P94"><text:span text:style-name="T95"></text:span></text:p>
          </table:table-cell>
          <table:covered-table-cell/>
          <table:table-cell table:style-name="TableCell96" table:number-columns-spanned="2">
            <text:p text:style-name="P97"/>
          </table:table-cell>
          <table:covered-table-cell/>
        </table:table-row>
        <table:table-row table:style-name="TableRow98">
          <table:table-cell table:style-name="TableCell99" table:number-columns-spanned="2">
            <text:p text:style-name="P100">Protocolo de pruebas del prototipo</text:p>
          </table:table-cell>
          <table:covered-table-cell/>
          <table:table-cell table:style-name="TableCell101" table:number-columns-spanned="2">
            <text:p text:style-name="P102"/>
          </table:table-cell>
          <table:covered-table-cell/>
          <table:table-cell table:style-name="TableCell103" table:number-columns-spanned="2">
            <text:p text:style-name="P104">X</text:p>
          </table:table-cell>
          <table:covered-table-cell/>
        </table:table-row>
        <table:table-row table:style-name="TableRow105">
          <table:table-cell table:style-name="TableCell106" table:number-columns-spanned="2">
            <text:p text:style-name="P107">Imagen del circuito<text:s/>impreso en digital 3D (Opcional)</text:p>
          </table:table-cell>
          <table:covered-table-cell/>
          <table:table-cell table:style-name="TableCell108" table:number-columns-spanned="2">
            <text:p text:style-name="P109"/>
          </table:table-cell>
          <table:covered-table-cell/>
          <table:table-cell table:style-name="TableCell110" table:number-columns-spanned="2">
            <text:p text:style-name="P111">X</text:p>
          </table:table-cell>
          <table:covered-table-cell/>
        </table:table-row>
        <table:table-row table:style-name="TableRow112">
          <table:table-cell table:style-name="TableCell113" table:number-columns-spanned="6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>¿Ha suministrado componentes?</text:p>
          </table:table-cell>
          <table:covered-table-cell/>
          <table:table-cell table:style-name="TableCell118">
            <text:p text:style-name="P119">SI: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NO:</text:p>
          </table:table-cell>
          <table:table-cell table:style-name="TableCell124">
            <text:p text:style-name="P125">X</text:p>
          </table:table-cell>
        </table:table-row>
        <table:table-row table:style-name="TableRow126">
          <table:table-cell table:style-name="TableCell127" table:number-columns-spanned="6">
            <text:p text:style-name="P128">En caso de ser positiva la respuesta, indic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Componentes</text:p>
          </table:table-cell>
          <table:table-cell table:style-name="TableCell132" table:number-columns-spanned="3">
            <text:p text:style-name="P133">Descripción</text:p>
          </table:table-cell>
          <table:covered-table-cell/>
          <table:covered-table-cell/>
          <table:table-cell table:style-name="TableCell134" table:number-columns-spanned="2">
            <text:p text:style-name="P135">Cantidades</text:p>
          </table:table-cell>
          <table:covered-table-cell/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 table:number-columns-spanned="3">
            <text:p text:style-name="P140"/>
          </table:table-cell>
          <table:covered-table-cell/>
          <table:covered-table-cell/>
          <table:table-cell table:style-name="TableCell141" table:number-columns-spanned="2">
            <text:p text:style-name="P142"/>
          </table:table-cell>
          <table:covered-table-cell/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3">
            <text:p text:style-name="P147"/>
          </table:table-cell>
          <table:covered-table-cell/>
          <table:covered-table-cell/>
          <table:table-cell table:style-name="TableCell148" table:number-columns-spanned="2">
            <text:p text:style-name="P149"/>
          </table:table-cell>
          <table:covered-table-cell/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 table:number-columns-spanned="3">
            <text:p text:style-name="P154"/>
          </table:table-cell>
          <table:covered-table-cell/>
          <table:covered-table-cell/>
          <table:table-cell table:style-name="TableCell155" table:number-columns-spanned="2">
            <text:p text:style-name="P156"/>
          </table:table-cell>
          <table:covered-table-cell/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 table:number-columns-spanned="3">
            <text:p text:style-name="P161"/>
          </table:table-cell>
          <table:covered-table-cell/>
          <table:covered-table-cell/>
          <table:table-cell table:style-name="TableCell162" table:number-columns-spanned="2">
            <text:p text:style-name="P163"/>
          </table:table-cell>
          <table:covered-table-cell/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 table:number-columns-spanned="3">
            <text:p text:style-name="P168"/>
          </table:table-cell>
          <table:covered-table-cell/>
          <table:covered-table-cell/>
          <table:table-cell table:style-name="TableCell169" table:number-columns-spanned="2">
            <text:p text:style-name="P170"/>
          </table:table-cell>
          <table:covered-table-cell/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 table:number-columns-spanned="3">
            <text:p text:style-name="P175"/>
          </table:table-cell>
          <table:covered-table-cell/>
          <table:covered-table-cell/>
          <table:table-cell table:style-name="TableCell176" table:number-columns-spanned="2">
            <text:p text:style-name="P177"/>
          </table:table-cell>
          <table:covered-table-cell/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 table:number-columns-spanned="3">
            <text:p text:style-name="P182"/>
          </table:table-cell>
          <table:covered-table-cell/>
          <table:covered-table-cell/>
          <table:table-cell table:style-name="TableCell183" table:number-columns-spanned="2">
            <text:p text:style-name="P184"/>
          </table:table-cell>
          <table:covered-table-cell/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 table:number-columns-spanned="3">
            <text:p text:style-name="P189"/>
          </table:table-cell>
          <table:covered-table-cell/>
          <table:covered-table-cell/>
          <table:table-cell table:style-name="TableCell190" table:number-columns-spanned="2">
            <text:p text:style-name="P191"/>
          </table:table-cell>
          <table:covered-table-cell/>
        </table:table-row>
      </table:table>
      <text:p text:style-name="P192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2">
            <text:p text:style-name="P198">Protocolo de pruebas</text:p>
            <text:p text:style-name="P199">(Seleccionar con una X las pruebas que<text:s/>se encuentre interesado que se le practique al circuito impreso.)</text:p>
          </table:table-cell>
          <table:covered-table-cell/>
        </table:table-row>
        <table:table-row table:style-name="TableRow200">
          <table:table-cell table:style-name="TableCell201">
            <text:p text:style-name="P202">Protocolos</text:p>
          </table:table-cell>
          <table:table-cell table:style-name="TableCell203">
            <text:p text:style-name="P204">Seleccionar</text:p>
          </table:table-cell>
        </table:table-row>
        <table:table-row table:style-name="TableRow205">
          <table:table-cell table:style-name="TableCell206" table:number-columns-spanned="2">
            <text:p text:style-name="P207">Pruebas para PCB -Pruebas no eléctricas</text:p>
          </table:table-cell>
          <table:covered-table-cell/>
        </table:table-row>
        <table:table-row table:style-name="TableRow208">
          <table:table-cell table:style-name="TableCell209">
            <text:p text:style-name="P210">1) Inspección visual</text:p>
          </table:table-cell>
          <table:table-cell table:style-name="TableCell211">
            <text:p text:style-name="P212"><text:span text:style-name="T213"></text:span></text:p>
          </table:table-cell>
        </table:table-row>
        <table:table-row table:style-name="TableRow214">
          <table:table-cell table:style-name="TableCell215">
            <text:p text:style-name="P216">2) Inspección visual de los pads (existe o no aislamiento)</text:p>
          </table:table-cell>
          <table:table-cell table:style-name="TableCell217">
            <text:p text:style-name="P218"><text:span text:style-name="T219"></text:span></text:p>
          </table:table-cell>
        </table:table-row>
        <table:table-row table:style-name="TableRow220">
          <table:table-cell table:style-name="TableCell221" table:number-columns-spanned="2">
            <text:p text:style-name="P222">Pruebas para PCB -Pruebas eléctricas</text:p>
          </table:table-cell>
          <table:covered-table-cell/>
        </table:table-row>
        <table:table-row table:style-name="TableRow223">
          <table:table-cell table:style-name="TableCell224">
            <text:p text:style-name="P225">1) Pruebas de continuidad de las vías</text:p>
          </table:table-cell>
          <table:table-cell table:style-name="TableCell226">
            <text:p text:style-name="P227"><text:span text:style-name="T228"></text:span></text:p>
          </table:table-cell>
        </table:table-row>
        <table:table-row table:style-name="TableRow229">
          <table:table-cell table:style-name="TableCell230">
            <text:p text:style-name="P231">2) Pruebas de continuidad de las pistas</text:p>
          </table:table-cell>
          <table:table-cell table:style-name="TableCell232">
            <text:p text:style-name="P233"><text:span text:style-name="T234"></text:span></text:p>
          </table:table-cell>
        </table:table-row>
        <table:table-row table:style-name="TableRow235">
          <table:table-cell table:style-name="TableCell236">
            <text:p text:style-name="P237">3) Pruebas de continuidad entre las pistas y los pads</text:p>
          </table:table-cell>
          <table:table-cell table:style-name="TableCell238">
            <text:p text:style-name="P239"><text:span text:style-name="T240"></text:span></text:p>
          </table:table-cell>
        </table:table-row>
        <table:table-row table:style-name="TableRow241">
          <table:table-cell table:style-name="TableCell242">
            <text:p text:style-name="P243">4) Pruebas de continuidad entre los planos de tierra</text:p>
          </table:table-cell>
          <table:table-cell table:style-name="TableCell244">
            <text:p text:style-name="P245"><text:span text:style-name="T246"></text:span></text:p>
          </table:table-cell>
        </table:table-row>
        <table:table-row table:style-name="TableRow247">
          <table:table-cell table:style-name="TableCell248">
            <text:p text:style-name="P249">5) Pruebas de aislamiento entre las pistas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 table:number-columns-spanned="2">
            <text:p text:style-name="P254">Pruebas<text:s/>para PCBA – Pruebas no eléctricas</text:p>
          </table:table-cell>
          <table:covered-table-cell/>
        </table:table-row>
        <table:table-row table:style-name="TableRow255">
          <table:table-cell table:style-name="TableCell256">
            <text:p text:style-name="P257">1) Inspección óptica</text:p>
          </table:table-cell>
          <table:table-cell table:style-name="TableCell258">
            <text:p text:style-name="P259"><text:span text:style-name="T260"></text:span></text:p>
          </table:table-cell>
        </table:table-row>
        <table:table-row table:style-name="TableRow261">
          <table:table-cell table:style-name="TableCell262" table:number-columns-spanned="2">
            <text:p text:style-name="P263">Pruebas para PCBA – Pruebas eléctricas</text:p>
          </table:table-cell>
          <table:covered-table-cell/>
        </table:table-row>
        <table:table-row table:style-name="TableRow264">
          <table:table-cell table:style-name="TableCell265">
            <text:p text:style-name="P266">1) Alimentar la tarjeta con __ Vdc y luego con __ Vac, visualizar la salida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2) Observar la salida al aplicar una señal AC del tipo ________<text:s/><text:span text:style-name="T272">(Indicar el<text:s/></text:span><text:span text:style-name="T273">tipo: senoidal, rectangular, triangular)</text:span><text:span text:style-name="T274">.</text:span></text:p>
            <text:p text:style-name="P275">(En caso de ser seleccionado, el diseñador debe suministrar la imagen del resultado)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3) Polarización del transistor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4) Comportamiento y/o polarización del componente ___________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5) Temperatura de los<text:s/>componentes antes de aplicar la alimentación y luego de aplicar la alimentación a: __________<text:s/><text:span text:style-name="T291">(Indicar el tiempo: 30 min, 60 min, 90min, 120min)</text:span>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6) Pruebas de Continuidad de las pistas con respecto a los componentes</text:p>
          </table:table-cell>
          <table:table-cell table:style-name="TableCell297">
            <text:p text:style-name="P298"/>
          </table:table-cell>
        </table:table-row>
      </table:table>
      <text:p text:style-name="P299"/>
      <text:p text:style-name="P300">Suministre los valores de los<text:s/>siguientes parámetros para la realización de las pruebas eléctrica al PCBA.</text:p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Parámetros</text:p>
          </table:table-cell>
          <table:table-cell table:style-name="TableCell311" table:number-columns-spanned="2">
            <text:p text:style-name="P312">Valor</text:p>
          </table:table-cell>
          <table:covered-table-cell/>
          <table:table-cell table:style-name="TableCell313" table:number-columns-spanned="2">
            <text:p text:style-name="P314">Unidades</text:p>
          </table:table-cell>
          <table:covered-table-cell/>
        </table:table-row>
        <table:table-row table:style-name="TableRow315">
          <table:table-cell table:style-name="TableCell316">
            <text:p text:style-name="TableContents">Alimentación</text:p>
          </table:table-cell>
          <table:table-cell table:style-name="TableCell317" table:number-columns-spanned="2">
            <text:p text:style-name="P318"/>
          </table:table-cell>
          <table:covered-table-cell/>
          <table:table-cell table:style-name="TableCell319" table:number-columns-spanned="2">
            <text:p text:style-name="P320">V</text:p>
          </table:table-cell>
          <table:covered-table-cell/>
        </table:table-row>
        <table:table-row table:style-name="TableRow321">
          <table:table-cell table:style-name="TableCell322">
            <text:p text:style-name="TableContents">DC power</text:p>
          </table:table-cell>
          <table:table-cell table:style-name="TableCell323" table:number-columns-spanned="2">
            <text:p text:style-name="P324"/>
          </table:table-cell>
          <table:covered-table-cell/>
          <table:table-cell table:style-name="TableCell325" table:number-columns-spanned="2">
            <text:p text:style-name="P326">V</text:p>
          </table:table-cell>
          <table:covered-table-cell/>
        </table:table-row>
        <table:table-row table:style-name="TableRow327">
          <table:table-cell table:style-name="TableCell328">
            <text:p text:style-name="TableContents">Conector</text:p>
          </table:table-cell>
          <table:table-cell table:style-name="TableCell329" table:number-columns-spanned="2">
            <text:p text:style-name="P330"/>
          </table:table-cell>
          <table:covered-table-cell/>
          <table:table-cell table:style-name="TableCell331" table:number-columns-spanned="2">
            <text:p text:style-name="P332">-</text:p>
          </table:table-cell>
          <table:covered-table-cell/>
        </table:table-row>
        <table:table-row table:style-name="TableRow333">
          <table:table-cell table:style-name="TableCell334">
            <text:p text:style-name="TableContents">Impedancia</text:p>
          </table:table-cell>
          <table:table-cell table:style-name="TableCell335" table:number-columns-spanned="2">
            <text:p text:style-name="P336"/>
          </table:table-cell>
          <table:covered-table-cell/>
          <table:table-cell table:style-name="TableCell337" table:number-columns-spanned="2">
            <text:p text:style-name="P338">Ohm</text:p>
          </table:table-cell>
          <table:covered-table-cell/>
        </table:table-row>
        <table:table-row table:style-name="TableRow339">
          <table:table-cell table:style-name="TableCell340">
            <text:p text:style-name="TableContents">Banda de Operación</text:p>
          </table:table-cell>
          <table:table-cell table:style-name="TableCell341" table:number-columns-spanned="2">
            <text:p text:style-name="P342"/>
          </table:table-cell>
          <table:covered-table-cell/>
          <table:table-cell table:style-name="TableCell343" table:number-columns-spanned="2">
            <text:p text:style-name="P344">MHz</text:p>
          </table:table-cell>
          <table:covered-table-cell/>
        </table:table-row>
        <table:table-row table:style-name="TableRow345">
          <table:table-cell table:style-name="TableCell346">
            <text:p text:style-name="TableContents">Ganancia</text:p>
          </table:table-cell>
          <table:table-cell table:style-name="TableCell347" table:number-columns-spanned="2">
            <text:p text:style-name="P348"/>
          </table:table-cell>
          <table:covered-table-cell/>
          <table:table-cell table:style-name="TableCell349" table:number-columns-spanned="2">
            <text:p text:style-name="P350">dB</text:p>
          </table:table-cell>
          <table:covered-table-cell/>
        </table:table-row>
        <table:table-row table:style-name="TableRow351">
          <table:table-cell table:style-name="TableCell352">
            <text:p text:style-name="TableContents">Frecuencia Central</text:p>
          </table:table-cell>
          <table:table-cell table:style-name="TableCell353" table:number-columns-spanned="2">
            <text:p text:style-name="P354"/>
          </table:table-cell>
          <table:covered-table-cell/>
          <table:table-cell table:style-name="TableCell355" table:number-columns-spanned="2">
            <text:p text:style-name="P356">MHz</text:p>
          </table:table-cell>
          <table:covered-table-cell/>
        </table:table-row>
        <table:table-row table:style-name="TableRow357">
          <table:table-cell table:style-name="TableCell358" table:number-columns-spanned="5">
            <text:p text:style-name="P359">Polarización del<text:s/>transistor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 table:style-name="TableRow360">
          <table:table-cell table:style-name="TableCell361">
            <text:p text:style-name="P362">Parámetros</text:p>
          </table:table-cell>
          <table:table-cell table:style-name="TableCell363" table:number-columns-spanned="2">
            <text:p text:style-name="P364">Valor</text:p>
          </table:table-cell>
          <table:covered-table-cell/>
          <table:table-cell table:style-name="TableCell365" table:number-columns-spanned="2">
            <text:p text:style-name="P366">Unidades</text:p>
          </table:table-cell>
          <table:covered-table-cell/>
        </table:table-row>
        <table:table-row table:style-name="TableRow367">
          <table:table-cell table:style-name="TableCell368">
            <text:p text:style-name="TableContents">Vce</text:p>
          </table:table-cell>
          <table:table-cell table:style-name="TableCell369" table:number-columns-spanned="2">
            <text:p text:style-name="P370"/>
          </table:table-cell>
          <table:covered-table-cell/>
          <table:table-cell table:style-name="TableCell371" table:number-columns-spanned="2">
            <text:p text:style-name="P372">V</text:p>
          </table:table-cell>
          <table:covered-table-cell/>
        </table:table-row>
        <table:table-row table:style-name="TableRow373">
          <table:table-cell table:style-name="TableCell374">
            <text:p text:style-name="TableContents">Vbe</text:p>
          </table:table-cell>
          <table:table-cell table:style-name="TableCell375" table:number-columns-spanned="2">
            <text:p text:style-name="P376"/>
          </table:table-cell>
          <table:covered-table-cell/>
          <table:table-cell table:style-name="TableCell377" table:number-columns-spanned="2">
            <text:p text:style-name="P378">V</text:p>
          </table:table-cell>
          <table:covered-table-cell/>
        </table:table-row>
        <table:table-row table:style-name="TableRow379">
          <table:table-cell table:style-name="TableCell380">
            <text:p text:style-name="TableContents">Vcb</text:p>
          </table:table-cell>
          <table:table-cell table:style-name="TableCell381" table:number-columns-spanned="2">
            <text:p text:style-name="P382"/>
          </table:table-cell>
          <table:covered-table-cell/>
          <table:table-cell table:style-name="TableCell383" table:number-columns-spanned="2">
            <text:p text:style-name="P384">V</text:p>
          </table:table-cell>
          <table:covered-table-cell/>
        </table:table-row>
        <table:table-row table:style-name="TableRow385">
          <table:table-cell table:style-name="TableCell386">
            <text:p text:style-name="TableContents">Ic</text:p>
          </table:table-cell>
          <table:table-cell table:style-name="TableCell387" table:number-columns-spanned="2">
            <text:p text:style-name="P388"/>
          </table:table-cell>
          <table:covered-table-cell/>
          <table:table-cell table:style-name="TableCell389" table:number-columns-spanned="2">
            <text:p text:style-name="P390">mA</text:p>
          </table:table-cell>
          <table:covered-table-cell/>
        </table:table-row>
        <table:table-row table:style-name="TableRow391">
          <table:table-cell table:style-name="TableCell392">
            <text:p text:style-name="TableContents">Ib</text:p>
          </table:table-cell>
          <table:table-cell table:style-name="TableCell393" table:number-columns-spanned="2">
            <text:p text:style-name="P394"/>
          </table:table-cell>
          <table:covered-table-cell/>
          <table:table-cell table:style-name="TableCell395" table:number-columns-spanned="2">
            <text:p text:style-name="P396">mA</text:p>
          </table:table-cell>
          <table:covered-table-cell/>
        </table:table-row>
        <table:table-row table:style-name="TableRow397">
          <table:table-cell table:style-name="TableCell398">
            <text:p text:style-name="TableContents">hfe</text:p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 table:number-columns-spanned="2">
            <text:p text:style-name="P402">MA</text:p>
          </table:table-cell>
          <table:covered-table-cell/>
        </table:table-row>
        <table:table-row table:style-name="TableRow403">
          <table:table-cell table:style-name="TableCell404" table:number-columns-spanned="5">
            <text:p text:style-name="P405">Polarización del componente principal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 table:number-columns-spanned="2">
            <text:p text:style-name="P408">Parámetros</text:p>
          </table:table-cell>
          <table:covered-table-cell/>
          <table:table-cell table:style-name="TableCell409" table:number-columns-spanned="2">
            <text:p text:style-name="P410">Valor</text:p>
          </table:table-cell>
          <table:covered-table-cell/>
          <table:table-cell table:style-name="TableCell411">
            <text:p text:style-name="P412">Unidades</text:p>
          </table:table-cell>
        </table:table-row>
        <table:table-row table:style-name="TableRow413">
          <table:table-cell table:style-name="TableCell414" table:number-columns-spanned="2">
            <text:p text:style-name="P415"/>
          </table:table-cell>
          <table:covered-table-cell/>
          <table:table-cell table:style-name="TableCell416" table:number-columns-spanned="2">
            <text:p text:style-name="P417"/>
          </table:table-cell>
          <table:covered-table-cell/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 table:number-columns-spanned="2">
            <text:p text:style-name="P422"/>
          </table:table-cell>
          <table:covered-table-cell/>
          <table:table-cell table:style-name="TableCell423" table:number-columns-spanned="2">
            <text:p text:style-name="P424"/>
          </table:table-cell>
          <table:covered-table-cell/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 table:number-columns-spanned="2">
            <text:p text:style-name="P429"/>
          </table:table-cell>
          <table:covered-table-cell/>
          <table:table-cell table:style-name="TableCell430" table:number-columns-spanned="2">
            <text:p text:style-name="P431"/>
          </table:table-cell>
          <table:covered-table-cell/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 table:number-columns-spanned="2">
            <text:p text:style-name="P436"/>
          </table:table-cell>
          <table:covered-table-cell/>
          <table:table-cell table:style-name="TableCell437" table:number-columns-spanned="2">
            <text:p text:style-name="P438"/>
          </table:table-cell>
          <table:covered-table-cell/>
          <table:table-cell table:style-name="TableCell439">
            <text:p text:style-name="P440"/>
          </table:table-cell>
        </table:table-row>
      </table:table>
      <text:p text:style-name="P441"/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 table:number-columns-spanned="3">
            <text:p text:style-name="P448">Polarización del componente principal según diseño (en caso de que lo hubiere)</text:p>
          </table:table-cell>
          <table:covered-table-cell/>
          <table:covered-table-cell/>
        </table:table-row>
        <table:table-row table:style-name="TableRow449">
          <table:table-cell table:style-name="TableCell450">
            <text:p text:style-name="P451">Parámetros</text:p>
          </table:table-cell>
          <table:table-cell table:style-name="TableCell452">
            <text:p text:style-name="P453">Valor</text:p>
          </table:table-cell>
          <table:table-cell table:style-name="TableCell454">
            <text:p text:style-name="P455">Unidades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</table:table>
      <text:p text:style-name="P484"/>
      <text:p text:style-name="P485"/>
      <text:p text:style-name="P486"/>
      <text:p text:style-name="P487">En caso de aplicar pruebas funcionales, indicar:</text:p>
      <text:p text:style-name="P488">(Describir el tipo de pruebas según desempeño de la tarjeta fabricada)</text:p>
      <table:table table:style-name="Table489">
        <table:table-columns>
          <table:table-column table:style-name="TableColumn490"/>
        </table:table-columns>
        <table:table-row table:style-name="TableRow491">
          <table:table-cell table:style-name="TableCell492">
            <text:p text:style-name="P493">1)<text:s/>Descripción de la prueba</text:p>
          </table:table-cell>
        </table:table-row>
        <table:table-row table:style-name="TableRow494"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Esquema de la prueba</text:p>
          </table:table-cell>
        </table:table-row>
        <table:table-row table:style-name="TableRow500">
          <table:table-cell table:style-name="TableCell501">
            <text:p text:style-name="P502"/>
            <text:p text:style-name="P503"/>
            <text:p text:style-name="P504"/>
            <text:p text:style-name="P505"/>
            <text:p text:style-name="P506"/>
            <text:p text:style-name="P507"/>
          </table:table-cell>
        </table:table-row>
      </table:table>
      <text:p text:style-name="P508"/>
      <text:p text:style-name="P509"/>
      <table:table table:style-name="Table510">
        <table:table-columns>
          <table:table-column table:style-name="TableColumn511"/>
        </table:table-columns>
        <table:table-row table:style-name="TableRow512">
          <table:table-cell table:style-name="TableCell513">
            <text:p text:style-name="P514">2) Descripción de la prueba</text:p>
          </table:table-cell>
        </table:table-row>
        <table:table-row table:style-name="TableRow515"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Esquema de la prueba</text:p>
          </table:table-cell>
        </table:table-row>
        <table:table-row table:style-name="TableRow521">
          <table:table-cell table:style-name="TableCell522">
            <text:p text:style-name="P523"/>
            <text:p text:style-name="P524"/>
            <text:p text:style-name="P525"/>
            <text:p text:style-name="P526"/>
            <text:p text:style-name="P527"/>
            <text:p text:style-name="P528"/>
          </table:table-cell>
        </table:table-row>
      </table:table>
      <text:p text:style-name="P529"/>
      <text:p text:style-name="P530"/>
      <table:table table:style-name="Table531">
        <table:table-columns>
          <table:table-column table:style-name="TableColumn532"/>
        </table:table-columns>
        <table:table-row table:style-name="TableRow533">
          <table:table-cell table:style-name="TableCell534">
            <text:p text:style-name="P535">3) Descripción de la prueba</text:p>
          </table:table-cell>
        </table:table-row>
        <table:table-row table:style-name="TableRow536"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Esquema de la prueba</text:p>
          </table:table-cell>
        </table:table-row>
        <table:table-row table:style-name="TableRow542">
          <table:table-cell table:style-name="TableCell543"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</table:table-cell>
        </table:table-row>
      </table:table>
      <text:p text:style-name="P550"/>
      <text:p text:style-name="P5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V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.1652in" fo:margin-bottom="0.0826in" fo:margin-left="0.2993in">
        <style:tab-stops/>
      </style:paragraph-properties>
      <style:text-properties style:font-name="Liberation Serif" style:font-name-asian="Liberation Serif" style:font-name-complex="Liberation Serif" fo:font-weight="bold" style:font-weight-asian="bold" style:font-weight-complex="bold" fo:font-size="13pt" style:font-size-asian="13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Liberation Serif" style:font-name-asian="Liberation Serif" style:font-name-complex="Liberation Serif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 fo:line-height="150%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margin-bottom="0in" fo:line-height="100%" fo:text-indent="0.1965in"/>
      <style:text-properties fo:font-size="10.5pt" style:font-size-asian="10.5pt" fo:hyphenate="false"/>
    </style:style>
    <style:style style:name="Table" style:display-name="Table" style:family="paragraph" style:parent-style-name="Caption">
      <style:text-properties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000000" fo:border-right="none" fo:padding-top="0in" fo:padding-left="0in" fo:padding-bottom="0.0555in" fo:padding-right="0in" style:shadow="none" fo:text-align="center" fo:margin-top="0.0395in" fo:margin-bottom="0.118in"/>
      <style:text-properties style:font-name="Cambria" style:font-name-asian="Cambria" style:font-name-complex="Cambria" fo:font-weight="bold" style:font-weight-asian="bold" style:font-weight-complex="bold" fo:color="#17365D" fo:font-size="26pt" style:font-size-asian="26pt" style:font-size-complex="26pt" style:language-asian="en" style:country-asian="US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ano" style:display-name="Plano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Esquema" style:display-name="Esquema" style:family="paragraph" style:parent-style-name="Caption"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.0784in"/>
      <style:text-properties style:font-name="Liberation Serif" style:font-name-asian="Liberation Serif" style:font-name-complex="Liberation Serif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Figura" style:display-name="Figura" style:family="paragraph" style:parent-style-name="Caption"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2" style:parent-style-name="DefaultParagraphFont" style:family="text">
      <style:text-properties style:language-asian="es" style:country-asian="VE" style:language-complex="ar" style:country-complex="SA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-0.006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border="0.0034in solid #800000" fo:padding="0in" style:shadow="none" fo:text-align="center"/>
      <style:text-properties style:font-name="Times New Roman" fo:color="#000000" fo:font-size="10pt" style:font-size-asian="10pt" style:font-size-complex="10pt" fo:language="pt" fo:country="BR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Standard" style:family="paragraph">
      <style:paragraph-properties fo:border="0.0034in solid #800000" fo:padding="0in" style:shadow="none" fo:text-align="center"/>
      <style:text-properties style:font-name="Times New Roman" fo:color="#000000" fo:font-size="10pt" style:font-size-asian="10pt" style:font-size-complex="10pt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Standard" style:family="paragraph">
      <style:paragraph-properties fo:border="0.0034in solid #800000" fo:padding="0in" style:shadow="none" fo:text-align="center"/>
    </style:style>
    <style:style style:name="T1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6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7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ableColumn19" style:family="table-column">
      <style:table-column-properties style:column-width="2.3083in" style:use-optimal-column-width="false"/>
    </style:style>
    <style:style style:name="TableColumn20" style:family="table-column">
      <style:table-column-properties style:column-width="2.3083in" style:use-optimal-column-width="false"/>
    </style:style>
    <style:style style:name="TableColumn21" style:family="table-column">
      <style:table-column-properties style:column-width="2.3083in" style:use-optimal-column-width="false"/>
    </style:style>
    <style:style style:name="Table18" style:family="table">
      <style:table-properties style:width="6.925in" fo:margin-left="-0.0069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border="0.0034in solid #800000" fo:padding="0in" style:shadow="none" fo:text-align="center"/>
      <style:text-properties style:font-name="Times New Roman" fo:color="#000000" fo:font-size="10pt" style:font-size-asian="10pt" style:font-size-complex="10pt" fo:language="pt" fo:country="BR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border="0.0034in solid #800000" fo:padding="0in" style:shadow="none" fo:text-align="center"/>
      <style:text-properties style:font-name="Times New Roman" fo:color="#000000" fo:font-size="10pt" style:font-size-asian="10pt" style:font-size-complex="10pt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 fo:border="0.0034in solid #800000" fo:padding="0in" style:shadow="none" fo:text-align="center"/>
    </style:style>
    <style:style style:name="T2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3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3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32" style:parent-style-name="DefaultParagraphFont" style:family="text">
      <style:text-properties style:font-name="Times New Roman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gráficos7" text:anchor-type="paragraph" svg:x="0in" svg:y="0in" svg:width="6.9252in" svg:height="0.32165in" style:rel-width="scale" style:rel-height="scale"><draw:image xlink:href="media/image1.jpg" xlink:type="simple" xlink:show="embed" xlink:actuate="onLoad"/><svg:title/><svg:desc/></draw:frame>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[DEC]</text:p>
            </table:table-cell>
            <table:table-cell table:style-name="TableCell10">
              <text:p text:style-name="P11">Solicitud de servicio</text:p>
            </table:table-cell>
            <table:table-cell table:style-name="TableCell12">
              <text:p text:style-name="P13"><text:span text:style-name="T14">Página<text:s/></text:span><text:span text:style-name="T15"><text:page-number text:fixed="false">1</text:page-number></text:span><text:span text:style-name="T16"><text:s/>de<text:s/></text:span><text:span text:style-name="T17"><text:page-count>1</text:page-count></text:span></text:p>
            </table:table-cell>
          </table:table-row>
        </table:table>
        <text:p text:style-name="Standard"/>
      </style:footer>
      <style:footer-left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[DEC]</text:p>
            </table:table-cell>
            <table:table-cell table:style-name="TableCell25">
              <text:p text:style-name="P26">Solicitud de servicio</text:p>
            </table:table-cell>
            <table:table-cell table:style-name="TableCell27">
              <text:p text:style-name="P28"><text:span text:style-name="T29">Página<text:s/></text:span><text:span text:style-name="T30"><text:page-number text:fixed="false">4</text:page-number></text:span><text:span text:style-name="T31"><text:s/>de<text:s/></text:span><text:span text:style-name="T32"><text:page-count>5</text:page-coun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Arias</meta:initial-creator>
    <dc:creator>Microsoft account</dc:creator>
    <meta:creation-date>2014-06-10T11:36:00Z</meta:creation-date>
    <dc:date>2018-01-11T01:49:00Z</dc:date>
    <meta:print-date>2018-01-11T01:48:00Z</meta:print-date>
    <meta:template xlink:href="Normal.dotm" xlink:type="simple"/>
    <meta:editing-cycles>283</meta:editing-cycles>
    <meta:editing-duration>PT188280S</meta:editing-duration>
    <meta:document-statistic meta:page-count="5" meta:paragraph-count="6" meta:word-count="535" meta:character-count="3476" meta:row-count="24" meta:non-whitespace-character-count="2947"/>
  </office:meta>
</office:document-meta>
</file>